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5,8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25,12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7" calcext:value-type="float">
            <text:p>3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5,0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6,4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6,2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8,4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6,2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,98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1,2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0,6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261" calcext:value-type="float">
            <text:p>2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0,6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1,0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6,2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1,1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31,2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203,6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7,9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7,0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,42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­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87" calcext:value-type="float">
            <text:p>3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807" calcext:value-type="float">
            <text:p>8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2,8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,3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LUJLQ,VODQGV86ȅ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24</meta:creation-date>
    <dc:date>2018-09-01T10:08:24</dc:date>
    <meta:generator>LibreOffice/5.1.6.2$Linux_X86_64 LibreOffice_project/10m0$Build-2</meta:generator>
    <meta:document-statistic meta:table-count="1" meta:cell-count="2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